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text:p/>
          </table:table-cell>
          <table:table-cell table:formula="of:=TESTSTAT(&quot;name&quot;; [.B46])">
            <text:p/>
          </table:table-cell>
          <table:table-cell table:style-name="ce160" table:formula="of:=TESTSTAT(&quot;time&quot;; [.B46])" office:value-type="string" office:string-value="test_Parser(types):">
            <text:p>test_Parser(types):</text:p>
          </table:table-cell>
          <table:table-cell table:style-name="ce162" table:formula="of:=TESTSTAT(&quot;count&quot;; [.B46])" office:value-type="float" office:value="81.2">
            <text:p>81</text:p>
          </table:table-cell>
          <table:table-cell table:style-name="ce164" table:formula="of:=[.E46]/[.D46]" office:value-type="float" office:value="0">
            <text:p>#WERT!</text:p>
          </table:table-cell>
          <table:table-cell table:number-columns-repeated="2"/>
          <table:table-cell table:style-name="ce166"/>
          <table:table-cell/>
        </table:table-row>
        <table:table-row table:style-name="ro6">
          <table:table-cell/>
          <table:table-cell table:formula="of:=TEST_PARSER(&quot;multiplicity&quot;)">
            <text:p/>
          </table:table-cell>
          <table:table-cell table:formula="of:=TESTSTAT(&quot;name&quot;; [.B47])">
            <text:p/>
          </table:table-cell>
          <table:table-cell table:style-name="ce160" table:formula="of:=TESTSTAT(&quot;time&quot;; [.B47])" office:value-type="string" office:string-value="test_Parser(types):">
            <text:p>test_Parser(types):</text:p>
          </table:table-cell>
          <table:table-cell table:style-name="ce162" table:formula="of:=TESTSTAT(&quot;count&quot;; [.B47])" office:value-type="float" office:value="81.2">
            <text:p>81</text:p>
          </table:table-cell>
          <table:table-cell table:style-name="ce164" table:formula="of:=[.E47]/[.D47]" office:value-type="float" office:value="0">
            <text:p>#WERT!</text:p>
          </table:table-cell>
          <table:table-cell table:number-columns-repeated="4"/>
        </table:table-row>
        <table:table-row table:style-name="ro6">
          <table:table-cell/>
          <table:table-cell table:formula="of:=TEST_PARSER(&quot;basic&quot;)">
            <text:p/>
          </table:table-cell>
          <table:table-cell table:formula="of:=TESTSTAT(&quot;name&quot;; [.B48])">
            <text:p/>
          </table:table-cell>
          <table:table-cell table:style-name="ce160" table:formula="of:=TESTSTAT(&quot;time&quot;; [.B48])" office:value-type="string" office:string-value="test_Parser(types):">
            <text:p>test_Parser(types):</text:p>
          </table:table-cell>
          <table:table-cell table:style-name="ce162" table:formula="of:=TESTSTAT(&quot;count&quot;; [.B48])" office:value-type="float" office:value="81.2">
            <text:p>81</text:p>
          </table:table-cell>
          <table:table-cell table:style-name="ce164" table:formula="of:=[.E48]/[.D48]" office:value-type="float" office:value="0">
            <text:p>#WERT!</text:p>
          </table:table-cell>
          <table:table-cell table:number-columns-repeated="4"/>
        </table:table-row>
        <table:table-row table:style-name="ro6">
          <table:table-cell/>
          <table:table-cell table:formula="of:=TEST_PARSER(&quot;special&quot;)" office:value-type="string" office:string-value="test_Parser(special): 11,7 479">
            <text:p>test_Parser(special): 11,7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1.7">
            <text:p>11,7 sec</text:p>
          </table:table-cell>
          <table:table-cell table:style-name="ce162" table:formula="of:=TESTSTAT(&quot;count&quot;; [.B49])" office:value-type="float" office:value="479">
            <text:p>479</text:p>
          </table:table-cell>
          <table:table-cell table:style-name="ce164" table:formula="of:=[.E49]/[.D49]" office:value-type="float" office:value="40.9401709401709">
            <text:p>40,9 a/sec</text:p>
          </table:table-cell>
          <table:table-cell table:number-columns-repeated="4"/>
        </table:table-row>
        <table:table-row table:style-name="ro6">
          <table:table-cell/>
          <table:table-cell table:formula="of:=TEST_PARSER(&quot;numbers&quot;)" office:value-type="string" office:string-value="test_Parser(numbers): 35,6 3046">
            <text:p>test_Parser(numbers): 35,6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5.6">
            <text:p>35,6 sec</text:p>
          </table:table-cell>
          <table:table-cell table:style-name="ce162" table:formula="of:=TESTSTAT(&quot;count&quot;; [.B50])" office:value-type="float" office:value="3046">
            <text:p>3046</text:p>
          </table:table-cell>
          <table:table-cell table:style-name="ce164" table:formula="of:=[.E50]/[.D50]" office:value-type="float" office:value="85.561797752809">
            <text:p>85,6 a/sec</text:p>
          </table:table-cell>
          <table:table-cell table:number-columns-repeated="4"/>
        </table:table-row>
        <table:table-row table:style-name="ro6">
          <table:table-cell/>
          <table:table-cell table:formula="of:=TEST_PARSER(&quot;types&quot;)" office:value-type="string" office:string-value="test_Parser(types): 81,2 11149">
            <text:p>test_Parser(types): 81,2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81.2">
            <text:p>81,2 sec</text:p>
          </table:table-cell>
          <table:table-cell table:style-name="ce162" table:formula="of:=TESTSTAT(&quot;count&quot;; [.B51])" office:value-type="float" office:value="11149">
            <text:p>11149</text:p>
          </table:table-cell>
          <table:table-cell table:style-name="ce164" table:formula="of:=[.E51]/[.D51]" office:value-type="float" office:value="137.302955665025">
            <text:p>137,3 a/sec</text:p>
          </table:table-cell>
          <table:table-cell table:number-columns-repeated="4"/>
        </table:table-row>
        <table:table-row table:style-name="ro6">
          <table:table-cell table:number-columns-repeated="3"/>
          <table:table-cell table:style-name="ce161" table:formula="of:=SUM([.D46:.D51])" office:value-type="float" office:value="128.5">
            <text:p>128,5 sec</text:p>
          </table:table-cell>
          <table:table-cell table:style-name="ce163" table:formula="of:=SUM([.E46:.E51])" office:value-type="float" office:value="14917.6">
            <text:p>14918</text:p>
          </table:table-cell>
          <table:table-cell table:style-name="ce165" table:formula="of:=[.E52]/[.D52]" office:value-type="float" office:value="116.090272373541">
            <text:p>116,1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types): 81,2 11149">
            <text:p>test_Parser(types): 81,2 11149</text:p>
          </table:table-cell>
          <table:table-cell table:formula="of:=TESTSTAT(&quot;name&quot;; [.B54])" office:value-type="string" office:string-value="test_Parser(types):">
            <text:p>test_Parser(types):</text:p>
          </table:table-cell>
          <table:table-cell table:style-name="ce160" table:formula="of:=TESTSTAT(&quot;time&quot;; [.B54])" office:value-type="float" office:value="81.2">
            <text:p>81,2 sec</text:p>
          </table:table-cell>
          <table:table-cell table:style-name="ce162" table:formula="of:=TESTSTAT(&quot;count&quot;; [.B54])" office:value-type="float" office:value="11149">
            <text:p>11149</text:p>
          </table:table-cell>
          <table:table-cell table:style-name="ce164" table:formula="of:=[.E54]/[.D54]" office:value-type="float" office:value="137.302955665025">
            <text:p>137,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101">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92">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4">04.06.2017</text:date>, <text:time>23:35:4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4T23:35:42.95</dc:date>
    <meta:editing-duration>P169DT21H27M14S</meta:editing-duration>
    <meta:editing-cycles>773</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typeName_List : typeName_List = "Data/List"
	Dim bs As Variant
	bs = getBounds(Array())
	assertEqual(typeOf(bs), typeName_List).x
	assertEqual(toString(bs), "[[0, -1, 0]]").x

	bs = getBounds(Array(1))
	assertEqual(typeOf(bs), typeName_List).x
	assertEqual(toString(bs), "[[0, 0, 1]]").x

	bs = getBounds(Array(1, 2, 3))
	assertEqual(typeOf(bs), typeName_List).x
	assertEqual(toString(bs), "[[0, 2, 3]]").x

	bs = getBounds(Array(1, Array(2, 3)))
	assertEqual(typeOf(bs), typeName_List).x
	assertEqual(toString(bs), "[[0, 1, 2]]").x

	bs = getBounds(DimArray(1, 2, 3))
	assertEqual(typeOf(bs), typeName_List).x
	assertEqual(toString(bs), "[[0, 1, 2], [0, 2, 3], [0, 3, 4]]").x

	Dim a(1 To 5, -7 To 2)
	bs = getBounds(a)
	assertEqual(typeOf(bs), typeName_List).x
	assertEqual(toString(bs), "[[1, 5, 5], [-7, 2, 10]]").x
End Function

Function test_getSizes()
	Dim typeName_List : typeName_List = "Data/List"
	Dim bs As Variant
	bs = getSizes(Array())
	assertEqual(typeOf(bs), typeName_List).x
	assertEqual(toString(bs), "[0]").x

	bs = getSizes(Array(1, 2, 3))
	assertEqual(typeOf(bs), typeName_List).x
	assertEqual(toString(bs), "[3]").x

	bs = getSizes(Array(1, Array(2, 3)))
	assertEqual(typeOf(bs), typeName_List).x
	assertEqual(toString(bs), "[2]").x

	bs = getSizes(DimArray(1, 2, 3))
	assertEqual(typeOf(bs), typeName_List).x
	assertEqual(toString(bs), "[2, 3, 4]").x

	Dim a(1 To 5, -7 To 2)
	bs = getSizes(a)
	assertEqual(typeOf(bs), typeName_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 --- ctor test ---


' --- destructors ---

Function car(Optional xs)
	If isMissing(xs) Then : car = Fn.car : Exit Function : End If
	If isNil(xs) Then
		croak("car: nil")
	Else
		'car = List_car(xs)
		car = field(0, xs)
	End If
End Function

Function cdr(Optional xs)
	If isMissing(xs) Then : cdr = Fn.cdr : Exit Function : End If
	If isNil(xs) Then
		croak("cdr: nil")
	Else
		'cdr = List_cdr(xs)
		cdr = field(1, xs)
	End If
End Function

Function length(Optional ByVal xs)
	If isMissing(xs) Then : length = Fn.length : Else
		'length = List_length(xs)
		Dim out As Integer
		out = 0
		Do Until isNil(xs)
			out = out + 1
			xs = cdr(xs)
		Loop
		length = out
	End If
End Function

' --- type test ---

Function isList(Optional x As Variant)
	Static oFn As Object
	If isMissing(x) Then
		If isNull(oFn) Then : oFn = Fn.isList : End If
		isList = oFn
	Else
		Dim c As Object : c = ctorOf(x)
		'isList = hasType(x, TList)
		isList = DataValue_same(c, Tp.List_Nil) Or DataValue_same(c, Tp.List_Cons)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Of(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Of()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Of()
	assertEqual(typeOf(nil), "Data/List").x
	
	Dim lst
	lst = cons(5, nil)
	assertEqual(typeOf(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Type			As Object
	TType_Ntv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p()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argType fields
		
		Dim tcType
		tcType = _mkDataTypeCtor("Type", 0)
		out.TType = tcType
		
		Dim cNtv ' data ctor of TType for native types
				 ' later: argTypes = [Ntv Str, Ntv Str, Ntv Int]
		cNtv = _mkDataCtor(tcType, "Ntv", vNil)
		out.TType_Ntv = cNtv
		
		' make Type.Ntv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cParam
		cParam = _mkDataCtor(tcType, "Param", _
			_newDataValue(cCons, Array(nInt, _
								 vNil _
		)))
		out.TType_Param = cParam
		
		Dim cApp
		cApp = _mkDataCtor(tcType, "App", _
			_newDataValue(cCons, Array(tcType, _
			_newDataValue(cCons, Array(tcType, _
								 vNil _
		)))))
		out.TType_App = cApp
		
		
		' With cApp we can fix argTypes of cons so we can use list fns
		' (can use convenience fns already)
		Dim vParam, vApp
		'vParam = _newDataValue(cParam, Array(0))	'	
		'vApp   = _newDataValue(cApp, Array(tcList, vParam))	'	
		
		cCons.fields(DataCtor_argTypes) =		_
			_newDataValue( cCons, Array(TypeParam(0),	_
			_newDataValue( cCons, Array(TList(TypeParam(0)), _
			vNil _
		))))
		
		' argTypes of DataTypeCtor
		vApp = TList(tcDataTypeCtor)
		'vApp = applyDC(cApp, tcList, tcDataTypeCtor)
		'vApp.str = "[TDataTypeCtor]"
		cDataTypeCtor.fields(DataCtor_argTypes) = _
			List(nStr, nInt, vApp)
		
		' argTypes of DataCtor
		vApp = TList(tcType)	'	vApp = applyDC(cApp, tcList, tcType)	'	
		cDataCtor.fields(DataCtor_argTypes) = _
			List(nStr, vApp, tcDataTypeCtor)
		
		' set dataCtors fields
		tcDataTypeCtor.fields(DataTypeCtor_dataCtors) =	List(cDataTypeCtor)
		tcDataCtor.fields(DataTypeCtor_dataCtors) =	List(cDataCtor)
		tcList.fields(DataTypeCtor_dataCtors) =	_
			List(cNil, cCons)
		tcType.fields(DataTypeCtor_dataCtors) =	_
			List(cNtv, cParam, cApp)

		out.TDataTypeCtor.str	= "TDataTypeCtor"
		out.DataTypeCtor.str	= "DataTypeCtor :: Str -&gt; Int -&gt; (List TDataCtor) -&gt; TDataTypeCtor"
		
		out.TDataCtor.str		= "TDataCtor"
		out.DataCtor.str		= "DataCtor :: Str -&gt; (List Type) -&gt; TDataTypeCtor -&gt; TDataCtor"

		out.TType.str			= "Type"
		out.TType_Ntv.str		= "Native"
		out.TType_Param.str		= "Param :: Int -&gt; Type"
		out.TType_App.str		= "App :: Type -&gt; Type -&gt; Type"
		
		nStr.str 				= cNtv.str &amp; "_Str"
		nInt.str 				= cNtv.str &amp; "_Int"
		
		' -- more BASIC types:
		out.Native_Boolean	= applyDC(cNtv, "Bool",	 TypeName(CBool(0)), VarType(CBool(0))	)
		out.Native_Byte 	= applyDC(cNtv, "Byte",	 TypeName(CByte(0)), VarType(CByte(0))	)
		out.Native_Integer	= nInt		
		out.Native_Long 	= applyDC(cNtv, "Long",	 TypeName(CLng(0)),  VarType(CLng(0))	)
		out.Native_Single	= applyDC(cNtv, "Sng", 	 TypeName(CSng(0)),  VarType(CSng(0))	)
		out.Native_Double	= applyDC(cNtv, "Dbl",	 TypeName(CDbl(0)),  VarType(CDbl(0))	)
		out.Native_String 	= nStr
		out.Native_Object	= applyDC(cNtv, "Obj",	 TypeName(Nothing),  VarType(Nothing)	)
		out.Native_Empty	= applyDC(cNtv, "Empty", TypeName(Empty),	 VarType(Empty)		)
		out.Native_Array	= applyDC(cNtv, "Array", TypeName(Array()),  VarType(Array())	)
		out.Native_Date		= applyDC(cNtv, "Date",	 TypeName(Date),  	 VarType(Date)		)
		Dim aVariant As Variant
		out.Native_Variant	= applyDC(cNtv, "Variant", TypeName(aVariant), VarType(aVariant))
						
	End If
	Tp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ctorOf(Optional x As Variant)
	Static oFn As Object ' init only when needed (Fn() requires List)
	Static cs As Varian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End If
		
	Dim out As Variant, vt As Integer
	vt = VarType(x)
		
	On vt Goto _vtXX, _vtNN, _vtNN, _vtNN, _vtNN, _
			   _vtXX, _vtNN, _vtNN, _vt09, _vt10, _
			   _vtNN, _vtNN, _vtXX, _vtXX, _vtXX, _
			   _vtXX, _vtNN
	' when we get here then vt = 0 or &gt;17
	Goto _ctorOf_EmptyOrArrrayOrByte
_vt10: ' isMissing(x) = True
	If isNull(oFn) Then
		oFn = Fn.ctorOf
	End If
	out = oFn
	Goto _ctorOf_end
_vtNN:
	out = cs(vt)
	Goto _ctorOf_end
_vt09: ' isObject(x) = True
	out = _Obj
	On Local Error Goto _ctorOf_end
	out = _ctor(x) ' DONT access fields in here!
	If Not(isDataValue(out)) Then
		Goto _ctorOf_error
	End If
_ctorOf_end:
	ctorOf = out
	Exit Function
_ctorOf_EmptyOrArrrayOrByte:
	If vt = 0 Then
		out = _Empty
		Goto _ctorOf_end
	ElseIf isArray(x) Then
		out = _Array
		Goto _ctorOf_end
	End If
_vtXX: ' vt =1, =6, &gt;17 and not Array
	croak("ctorOf: unsupported VarType = " &amp; vt _
		&amp; NL &amp; "TypeName: '" &amp; TypeName(x) &amp; "'" _
	)
_ctorOf_error:
	On Local Error Goto 0 ' disable error handler
	croak("ctorOf: object with invalid .ctor :: " _
	    &amp; typeOf(out) &amp; NL &amp; toString(out))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nil()
	Static out As Object : If isNull(out) Then : out = Tp.List_Nil.x : End If
	nil = out
End Function

Function isNil(Optional xs)
	Static oFn As Object, vNil As Object
	If isNull(oFn) Then 
		oFn = Fn.isNil
		vNil = nil
	End If
	If isMissing(xs) Then
		isNil = oFn
	ElseIf isList(xs) Then
		isNil = DataValue_same(xs, nil)
	Else
		croak("isNil: expected a List but got " &amp; NL &amp; toString(xs)
	End If
End Function

Function List_cons(Optional x As Variant, Optional xs As Variant)
	Static oFn As Object : Static c As Object
	If isNull(oFn) Then
		oFn = Fn.cons
		c = Tp.List_Cons
	End If
	Dim out
	If isMissing(x) Then
		out = c
	ElseIf isMissing(xs) Then
		croak("List_cons/NYI: partial application")
	Else
		' TODO: require xs to be of type List a and x of type a
		'out = _newDataValue(c, Array(x, xs))
		out = applyDC(c, x, xs)
	End If
	List_cons = out
End Function


Function cons(Optional x, Optional xs)
	Static oFn As Object : Static c As Object
	Dim out As Variant
	If isNull(oFn) Then
		oFn = Fn.cons
		c = Tp.List_Cons
	End If
	If isMissing(xs) Then
		out = _apply(oFn, x, xs)
	Else
		If isList(xs) Then
			out = applyDC(c, x, xs)
		Else
			croak("cons: invalid tail - expected a List but got a " &amp; typeOf(xs) &amp; ":" &amp; NL &amp; toString(xs))
		End If
	End If
	cons = out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isNil(xs)
		out = out + 1
		xs = List_cdr(xs)
	Loop
	List_length = out
End Function

Function TString()
	Static out As Object : If isNull(out) Then : out = Tp.TType_Str.x : End If
	TString = out
End Function

Function TInteger()
	Static out As Object : If isNull(out) Then : out = Tp.TType_Int.x : End If
	TIntege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out = applyDC(cApp, tc, ta)
		out = _newDataValue(cApp, Array(tc, ta))
		
		' tc must be an "applicable" type,
		' ie: a DataTypeCtor with arity &gt; 0
		'     or a TypeApp with at least 1 unbound TypeParam
		Dim tcCtor As Object, r As Integer, tcStr As String
		tcCtor = ctorOf(tc)
		If isEmpty(tcCtor) Then
			Goto TypeApp_invalid_1st_arg
		ElseIf DataValue_same(typeCtorOf(tcCtor), TDataTypeCtor) Then
			' has it arity &gt; 0 ?
			r = field(DataTypeCtor_arity, tc)
			If r &lt; 1 Then
				Goto TypeApp_invalid_1st_arg
			End If
			tcStr = field(DataTypeCtor_name, tc)
		ElseIf DataValue_same(tcCtor, cApp) Then
			' TODO: TypeApp.str/typeCtor - has it arity &gt; 1 ?
			tcStr = tc.str
		End If
		
		' ta must be a "complete" type,
		' ie: a DataTypeCtor with arity &gt; 0
		'  or a TypeApp with no unbound TypeParam s
		'  or a TypeParam
		'  or a native type (Str, Int, ...)
		Dim taCtor As Object, taStr As String
		taCtor = ctorOf(ta)
		If isEmpty(taCtor) Then
			Goto TypeApp_invalid_2nd_arg
		ElseIf DataValue_same(typeCtorOf(taCtor), TDataTypeCtor) Then
			' has it arity = 0 ?
			r = field(DataTypeCtor_arity, ta)
			If r &gt; 0 Then
				Goto TypeApp_invalid_2nd_arg
			End If
			taStr = field(DataTypeCtor_name, ta)
		ElseIf DataValue_same(taCtor, cApp) Then
			' TODO: TypeApp.str/typeArg - has it arity = 0 ?
			taStr = ta.str
			If Not(startsWith(taStr, "[")) Then
				taStr = "(" &amp; taStr &amp; ")"
			End If
		Else
			taStr = ta.str
		End If
		
		If DataValue_same(tc, TList) Then
			out.str = "[" &amp; taStr &amp; "]"
		Else
			out.str = tcStr &amp; " " &amp; taStr
		End If
		
	End If
	TypeApp = out
	Exit Function
TypeApp_invalid_1st_arg:
	croak("TypeApp: cannot apply " &amp; toString(tc))	
	Exit Function
TypeApp_invalid_2nd_arg:
	croak("TypeApp: invalid type arg " &amp; toString(ta))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 End If
		If isMissing(v) Then	: out = oFn
		Else					: out = apply1(oFn, v)
		End If
	Else
		out = False
		Dim tOk As Boolean
		tOk = False
		Dim ct As Object, tc As Object, cv As Object
		ct = ctorOf(t)
		If DataValue_same(ct, Tp.DataTypeCtor) Then
			' fine: t is a data type
			tOk = True
		ElseIf DataValue_same(ct, DataCtor) Then
			tc = field(DataCtor_typeCtor, cv)
			If DataValue_same(tc, Tp.TType) Then
				' fine: t is either a Type.Ntv, a Type.Param or a Type.App
				tOk = True
			End If
		End If
		If Not(tOk) Then
			Goto hasType_invalidType
		End If
		
		
	End If	
		
	hasType = out
	Exit Function
hasType_invalidType:
	croak("hasType: not a type: " &amp; toString(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typeOf(x As Variant)
	Dim out As String, c As Object, tc As Object
	c = ctorOf(x)
	If DataValue_same(ctorOf(c), Tp.TType_Ntv) Then
		' Special case: native values have as "ctors"
		' *values* of data ctor Type.Ntv. These values
		' are NOT data ctors themselves.
		' But they do contain x's TypeName, VarType and short_name
		If DataValue_same(c, Tp.Native_Object) Then ' x is not a DataValue
			out = _typeOf(x)
		Else
			out = field(Ntv_typeName, c)
		End If
	Else ' x is normal DataValue
		tc = typeCtorOf(c)
		out = "Data/" &amp; field(DataTypeCtor_name, tc)
	End If
	typeOf = out
End Function

Function _typeOf(o As Object)
	Dim out As String
	out = "Object"
	On Local Error Goto _typeOf_end
	out = out &amp; "/" &amp; _tyname(o)
_typeOf_end:
	_typeOf = out
End Function

Function _tyname(o As Object)
	_tyname = o.tyname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bootstrapTypes()	
	
	test_Type_isDataValue()
	test_Type_DataValue()
	test_Type_ctorOf()
	
	'test_Type_typeOf()
	test_Type_isObject()
	test_Type_isString()
	test_Type_isInteger()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Dim a
	a = Tp.DataCtor	' the data ctor
	assertEqual(typeOf(a), "Data/TDataCtor").x
	a = applyDC(DataCtor)	' fn that applies the data ctor
	assertEqual(typeOf(a), "Object/TFn").x
	a = TDataCtor
	assertEqual(typeOf(a), "Data/TDataTypeCtor").x
	a = TDataTypeCtor
	assertEqual(typeOf(a), "Data/TDataTypeCtor").x
	a = Tp.DataTypeCtor	' the data ctor
	assertEqual(typeOf(a), "Data/TDataCtor").x
	a = applyDC(DataTypeCtor)	' the fn that applies the data ctor
	assertEqual(typeOf(a), "Object/TFn").x
	
	a = TList	' the data type ctor
	assertEqual(typeOf(a), "Data/TDataTypeCtor").x
	a = Tp.List	' the data type ctor
	assertEqual(typeOf(a), "Data/TDataTypeCtor").x
	a = TList	' the data type ctor
	assertEqual(typeOf(a), "Data/TDataTypeCtor").x
	a = TList(Tp.TType_Int)	' the applied data type ctor
	assertEqual(typeOf(a), "Data/[Int]").x
	
	a = Tp.List_Nil	' the data ctor
	assertEqual(typeOf(a), "Data/TDataCtor").x
	a = nil	' returns the singleton *value*
	assertEqual(typeOf(a), "Data/[a0]").x
	
	a = Tp.List_Cons	' the data ctor
	assertEqual(typeOf(a), "Data/TDataCtor").x
	a = cons(nil, nil)	' a cons value
	assertEqual(typeOf(a), "Data/[[a0]]").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Optional missing)
	If Not isMissing(missing) Then
		croak("test_Type_ctor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_Byte	 : _Byte	= Tp.TType_Byte
	Dim _Int	 : _Int		= Tp.TType_Int
	Dim _Lng	 : _Lng		= Tp.TType_Long
	Dim _Sng	 : _Sng		= Tp.TType_Single
	Dim _Dbl	 : _Dbl		= Tp.TType_Double
	Dim _Str	 : _Str		= Tp.TType_Str
	Dim _Bool	 : _Bool	= Tp.TType_Boolean
	Dim _Obj 	 : _Obj		= Tp.TType_Object
	Dim _Empty	 : _Empty	= Tp.TType_Empty
	Dim _Date	 : _Date	= Tp.TType_Date
	Dim _Array	 : _Array	= Tp.TType_Array
	Dim _Variant : _Variant	= Tp.TType_Variant
	
	assert_same(ctorOf(Nothing),		_Obj).x
	assert_same(ctorOf(Empty),			_Empty).x
	assert_same(ctorOf(True),			_Bool).x
	assert_same(ctorOf(False),			_Bool).x
	assert_same(ctorOf(""),				_Str).x
	assert_same(ctorOf("blah"),			_Str).x
	assert_same(ctorOf(CByte(0)),		_Byte).x
	assert_same(ctorOf( 0),				_Int).x
	assert_same(ctorOf( 1),				_Int).x
	assert_same(ctorOf(-1),				_Int).x
	assert_same(ctorOf(CLng(0)),		_Lng).x
	assert_same(ctorOf(CSng(0)),		_Sng).x
	assert_same(ctorOf(3.1415),			_Dbl).x
	assert_same(ctorOf(CDbl(0)),		_Dbl).x
	assert_same(ctorOf(Date),			_Date).x
	assert_same(ctorOf(Array()),		_Array).x

	Dim o As Object, act As Variant
	
	' an object without member .ctor:
	o = New TTest_TyName
	assert_same(ctorOf(o), _Obj).x
	o.tyname = "foo"
	assert_same(ctorOf(o), _Obj).x

	' an object with a member .ctor: ~&gt; "invalid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 data values:
	assert_same(ctorOf(Tp.DataTypeCtor),	Tp.DataCtor).x
	assert_same(ctorOf(Tp.TDataTypeCtor),	Tp.DataTypeCtor).x

	assert_same(ctorOf(Tp.DataCtor),		Tp.DataCtor).x
	assert_same(ctorOf(Tp.TDataCtor),		Tp.DataTypeCtor).x
	
	assert_same(ctorOf(Tp.TType),		Tp.DataTypeCtor).x
	assert_same(ctorOf(Tp.TType_App),	Tp.DataCtor).x
	assert_same(ctorOf(Tp.TType_Param),	Tp.DataCtor).x
	assert_same(ctorOf(_Byte),			Tp.DataCtor).x
	assert_same(ctorOf(_Int),			Tp.DataCtor).x
	assert_same(ctorOf(_Lng),			Tp.DataCtor).x
	assert_same(ctorOf(_Sng),			Tp.DataCtor).x
	assert_same(ctorOf(_Dbl),			Tp.DataCtor).x
	assert_same(ctorOf(_Str),			Tp.DataCtor).x
	assert_same(ctorOf(_Bool),			Tp.DataCtor).x
	assert_same(ctorOf(_Empty),			Tp.DataCtor).x
	assert_same(ctorOf(_Obj),			Tp.DataCtor).x
	assert_same(ctorOf(_Date),			Tp.DataCtor).x
	assert_same(ctorOf(_Array),			Tp.DataCtor).x
	assert_same(ctorOf(_Variant),		Tp.DataCtor).x
	
	Dim _Nil  : _Nil  = Tp.List_Nil
	Dim _Cons : _Cons = Tp.List_Cons
	
	assert_same(ctorOf(Tp.List),	Tp.DataTypeCtor).x
	assert_same(ctorOf(_Nil),		Tp.DataCtor).x
	assert_same(ctorOf(_Cons),		Tp.DataCtor).x

	Dim vNil : vNil = field(DataCtor_argTypes, _Nil)
	assert_same(ctorOf(vNil),	_Nil).x
	Dim vCons : vCons = field(DataCtor_argTypes, _Cons)
	assert_same(ctorOf(vCons),	_Cons).x

	assert_same(ctorOf(applyDC(_Str)),	_Cons).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List_car(ys), vNil).x
	assert_same(List_cdr(ys), xs).x
	assert_same(List_car(xs), vNil).x
	xs = cons(2, cons(3, vNil))
	ys = cons(1, xs)
	assertEqual(                             List_car(ys),		1).x
	assert_same(              				 List_cdr(ys),	   xs).x
	assertEqual(                             List_car(xs),		2).x	
	assertEqual(                    List_car(List_cdr(ys)),		2).x	
	assertEqual(                    List_car(List_cdr(xs)),		3).x	
	assertEqual(           List_car(List_cdr(List_cdr(ys))),	3).x	
	assertEqual(	isNil(List_cdr(List_cdr(List_cdr(ys)))), 	True).x	

	assertEqual(            List_cadr(ys),	2).x	
	assertEqual(            List_cadr(xs),	3).x	
	assertEqual(	isNil( List_cddr(xs)),	True).x	
	assertEqual(           List_caddr(ys),	3).x	
	assertEqual(	isNil(List_cdddr(ys)),	True).x	

	assertEqual(List_nth(0, xs), 2).x
	assertEqual(List_nth(1, xs), 3).x
	assertEqual(List_nth(0, ys), 1).x
	assertEqual(List_nth(1, ys), 2).x
	assertEqual(List_nth(2, ys), 3).x

	'--- List_length
	assertEqual(List_length(				  vNil), 	0).x
	assertEqual(List_length(		 cons(0, vNil)), 	1).x
	assertEqual(List_length(cons(0, cons(0, vNil))), 	2).x

	'assertEqual(isFn(Fn.length), 	True).x	' from Fn object
	'assertEqual(isFn(List_length), 	True).x	' from 0-arg call
	'assertEqual(arity(List_length), 1).x
	
	'assertEqual(apply(List_length,						  vNil), 	0).x
	'assertEqual(apply(List_length,			 cons(0, vNil)), 	1).x
	'assertEqual(apply(List_length,	cons(0, 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data ctors of TType

	dataCtors = field(DataTypeCtor_dataCtors, tcType)
	assertEqual(List_length(dataCtors), 3).x
	Dim cNtv	: cNtv	 = Tp.TTYpe_Ntv
	Dim cParam	: cParam = Tp.TTYpe_Param
	Dim cApp	: cApp	 = Tp.TTYpe_App
	assert_same(List_nth(0, dataCtors), cNtv).x
	assert_same(List_nth(1, dataCtors), cParam).x
	assert_same(List_nth(2, dataCtors), cApp).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ist_length(argTypes), 1).x
	assert_same(List_nth(0, argTypes), v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ist_length(argTypes), 2).x
	assert_same(List_nth(1, argTypes), tcType).x
	' TODO: really only TDataTypeCtor? - it means only 1 type param ever!
	assert_same(List_nth(0, argTypes), tcType).x

	'--- apply data ctor App
	Dim vApp As Variant
	vApp = TypeApp(tcList, vInt)
	assertEqual(isDataValue(vApp),	True	).x
	assertEqual( fieldCount(vApp),	2		).x
	assert_hasCtor(         vApp,	cApp	).x	

	assert_same(field(0,	vApp),	tcList).x
	assert_same(field(1,	vApp),	vInt).x
	
	' TODO: make convenience fn TypeApp return a TFn on 0 args
	'assertThrows(TypeApp, Array(vInt, tcList))
	
	
	'--- apply data ctor DataTypeCtor
	Dim tcUnit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nil,			TList),		True).x
	assertEqual(hasType(List(1),		TList),		True).x
	assertEqual(hasType(Tp.List_Cons,	TList),		False).x
	assertEqual(hasType(Tp.List_Cons,	TDataCtor),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TList,			TString),	False).x
	assertEqual(hasType(Tp.List_Nil,	TString),	False).x
	assertEqual(hasType(Tp.List_Cons,	TString),	False).x
	assertEqual(hasType(nil,			TString),	False).x
	assertEqual(hasType(List(),			TString),	False).x
	assertEqual(hasType(List(1),		TString),	False).x
	assertEqual(hasType(List(1, 2),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TList,			TInteger),	False).x
	assertEqual(hasType(Tp.List_Nil,	TInteger),	False).x
	assertEqual(hasType(Tp.List_Cons,	TInteger),	False).x
	assertEqual(hasType(nil,			TInteger),	False).x
	assertEqual(hasType(List(),			TInteger),	False).x
	assertEqual(hasType(List(1),		TInteger),	False).x
	assertEqual(hasType(List(1, 2),		TIntege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assertEqual(hasType(DataCtor,				TType), False).x
	'assertEqual(hasType(DataTypeCtor,			TType), False).x
	
	assertEqual(hasType(TList,			TType),	False).x
	assertEqual(hasType(Tp.List_Nil,	TType),	False).x
	assertEqual(hasType(Tp.List_Cons,	TType),	False).x
	assertEqual(hasType(nil,			TType),	False).x
	assertEqual(hasType(List(),			TType),	False).x
	assertEqual(hasType(List(1),		TType),	False).x
	assertEqual(hasType(List(1, 2),		TType),	Fals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vStr, vInt
	Dim cStr, cInt
	vStr = TString  : cStr = ctorOf(vStr)
	vInt = TInteger : cInt = ctorOf(vInt)
	assertEqual(vStr.str,	"Str").x
	assertEqual(vInt.str,	"Int").x
	assertEqual(cStr.str,	"Type.String").x
	assertEqual(cInt.str,	"Type.Integer").x
	
	assertEqual(TypeParam.str,		"Type.TypeParam").x
	assertEqual(TypeParam(0).str,	"a0").x
	assertEqual(TypeParam(1).str,	"a1").x
	assertEqual(TypeParam(2).str,	"a2").x
	
	assertEqual(TypeApp.str,						"Type.TypeApp").x
	assertEqual(TypeApp(TList, TypeParam(0)).str,	"List a0").x
	assertEqual(TypeApp(TList, TString).str,		"List Str").x
	assertEqual(TypeApp(TList, TInteger).str,		"List Int").x
	assertEqual(TypeApp(TList, TType).str,			"List Type").x

	Dim t : t = TypeApp(TList, TypeApp(TList, TString))
	assertEqual(t.str,	"List (List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c, List(42)), True).x
	
	a = applyDC(c, 42, nil)
	assert_hasCtor(a, c).x
	assertEqual(TList_equ(c,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